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paragraph-rsid="001e1d46" style:font-size-asian="15pt" style:font-size-complex="17.1000003814697pt"/>
    </style:style>
    <style:style style:name="P3" style:family="paragraph" style:parent-style-name="Standard">
      <style:text-properties fo:font-size="17.1000003814697pt" officeooo:paragraph-rsid="001ea58a" style:font-size-asian="15pt" style:font-size-complex="17.1000003814697pt"/>
    </style:style>
    <style:style style:name="P4" style:family="paragraph" style:parent-style-name="Standard">
      <style:text-properties fo:font-size="17.1000003814697pt" officeooo:paragraph-rsid="002062ca" style:font-size-asian="15pt" style:font-size-complex="17.1000003814697pt"/>
    </style:style>
    <style:style style:name="P5" style:family="paragraph" style:parent-style-name="Standard">
      <style:text-properties fo:font-size="17.1000003814697pt" officeooo:paragraph-rsid="00223f27" style:font-size-asian="15pt" style:font-size-complex="17.1000003814697pt"/>
    </style:style>
    <style:style style:name="P6" style:family="paragraph" style:parent-style-name="Standard">
      <style:text-properties fo:font-size="17.1000003814697pt" officeooo:paragraph-rsid="00278315" style:font-size-asian="15pt" style:font-size-complex="17.1000003814697pt"/>
    </style:style>
    <style:style style:name="P7" style:family="paragraph" style:parent-style-name="Standard">
      <style:text-properties fo:font-size="15pt" style:font-size-asian="15pt" style:font-size-complex="15pt"/>
    </style:style>
    <style:style style:name="P8" style:family="paragraph" style:parent-style-name="Standard">
      <style:text-properties fo:font-size="15pt" officeooo:paragraph-rsid="002d2c51" style:font-size-asian="15pt" style:font-size-complex="15pt"/>
    </style:style>
    <style:style style:name="P9" style:family="paragraph" style:parent-style-name="Standard">
      <style:text-properties fo:font-size="15pt" officeooo:paragraph-rsid="002f2d15" style:font-size-asian="15pt" style:font-size-complex="15pt"/>
    </style:style>
    <style:style style:name="P10" style:family="paragraph" style:parent-style-name="Standard">
      <style:text-properties fo:font-size="15pt" officeooo:paragraph-rsid="0034a192" style:font-size-asian="15pt" style:font-size-complex="15pt"/>
    </style:style>
    <style:style style:name="P11" style:family="paragraph" style:parent-style-name="Standard">
      <style:text-properties fo:font-size="15pt" officeooo:paragraph-rsid="002f2d15" style:font-size-asian="15pt" style:font-size-complex="15pt"/>
    </style:style>
    <style:style style:name="P12" style:family="paragraph" style:parent-style-name="Standard">
      <style:text-properties fo:font-size="15pt" officeooo:paragraph-rsid="0034a192" style:font-size-asian="15pt" style:font-size-complex="15pt"/>
    </style:style>
    <style:style style:name="P13" style:family="paragraph" style:parent-style-name="Standard">
      <style:text-properties fo:font-size="15pt" officeooo:paragraph-rsid="00448b19" style:font-size-asian="15pt" style:font-size-complex="15pt"/>
    </style:style>
    <style:style style:name="P14" style:family="paragraph" style:parent-style-name="Standard">
      <style:text-properties fo:font-size="15pt" officeooo:paragraph-rsid="0046686a" style:font-size-asian="15pt" style:font-size-complex="15pt"/>
    </style:style>
    <style:style style:name="P15" style:family="paragraph" style:parent-style-name="Standard">
      <style:text-properties fo:font-size="15pt" officeooo:paragraph-rsid="004b5c2d" style:font-size-asian="15pt" style:font-size-complex="15pt"/>
    </style:style>
    <style:style style:name="P16" style:family="paragraph" style:parent-style-name="Standard">
      <style:text-properties fo:font-size="15pt" officeooo:paragraph-rsid="004d4d36" style:font-size-asian="15pt" style:font-size-complex="15pt"/>
    </style:style>
    <style:style style:name="T1" style:family="text">
      <style:text-properties officeooo:rsid="0026c2d2"/>
    </style:style>
    <style:style style:name="T2" style:family="text">
      <style:text-properties officeooo:rsid="00278315"/>
    </style:style>
    <style:style style:name="T3" style:family="text">
      <style:text-properties officeooo:rsid="0028dc6d"/>
    </style:style>
    <style:style style:name="T4" style:family="text">
      <style:text-properties officeooo:rsid="002d2c51"/>
    </style:style>
    <style:style style:name="T5" style:family="text">
      <style:text-properties officeooo:rsid="002f2d15"/>
    </style:style>
    <style:style style:name="T6" style:family="text">
      <style:text-properties officeooo:rsid="002f8158"/>
    </style:style>
    <style:style style:name="T7" style:family="text">
      <style:text-properties officeooo:rsid="003163fa"/>
    </style:style>
    <style:style style:name="T8" style:family="text">
      <style:text-properties officeooo:rsid="00448b19"/>
    </style:style>
    <style:style style:name="T9" style:family="text">
      <style:text-properties officeooo:rsid="0046686a"/>
    </style:style>
    <style:style style:name="T10" style:family="text">
      <style:text-properties officeooo:rsid="004d1805"/>
    </style:style>
    <style:style style:name="T11" style:family="text">
      <style:text-properties officeooo:rsid="004d4d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当機は茨城東京空港に着陸致しました。」</text:p>
      <text:p text:style-name="P1">　軽い振動と機内のアナウンスで目を冷ました私は、窓越しに見える景色に目を奪われた。どうやら東京は、私が上空でうたた寝をしている内に穀倉地帯になってしらしい。</text:p>
      <text:p text:style-name="P2">　思えば、この東京への出張は突然設定され、また準備に忙殺されていたため、空港周辺の情報はほとんど得ていなかった。空港について覚えていることは必要最低限の２つのことだけ。一つ、茨城東京空港から東京駅までは１時間に１本、４ドルで乗れる連絡バスが走っていること。もう一つは、この空港を離発着する便は東京の他の２空港を離発着する便と比べて空いていて経済的であること。</text:p>
      <text:p text:style-name="P2">　高々東京から百マイル程度しか離れていないのに、空港とこの航空機以外、文明の匂いを感じない。もしや新手の詐欺か。</text:p>
      <text:p text:style-name="P1"><text:soft-page-break/>　タラップを降りると（降りるとは思わなかった。）故郷の匂いと同じものを感じた。</text:p>
      <text:p text:style-name="P1">しかも、空港施設までは徒歩を強いるスタイルときた。これまで海外出張は幾度かあれど、我々のクライアントのいるような国で降機からの道程を歩かせるのは初めてだ。</text:p>
      <text:p text:style-name="P1">　その後も、東京駅までの１時間を過ごしたバスの車窓からは、延々と同じ景色を見ることとなった。見渡す限り、何らかの穀物が茂っているばかり。民家の一つも見当たらず、真っ直ぐな道路と、たまに数個ばかり円形の窓ビルのような建築物が立っている他に人工物はない。</text:p>
      <text:p text:style-name="P3">　</text:p>
      <text:p text:style-name="P3">　喧騒に目が覚めると、バスは文明の真ん中に到着していた。どうやら東京は無事に実在しているようだ。クライアントとのミーティングまで時間がないので、急いで席を立った。</text:p>
      <text:p text:style-name="P3"/>
      <text:p text:style-name="P4"><text:soft-page-break/>　今回のクライアントは、行政機関や建設会社向けに無人施工ロボットや、その管理用サーバーの導入から保守管理全般を請け負う中堅インフラ屋だ。十数年前に、半官半民の研究機関と大手国内企業が出資してできた会社らしい。社員数は百名ほど。異分野融合と産官学連携を謳って設立された、研究成果の社会実装へ向けたモデルケースということで現地メディアでは大々的に報じられ、国の肝いりで設立された。だが、我々の調べによれば、社員は様々な部局から寄せ集めた即席部隊であるようだ。具体的には、業績の乏しいポスドク、営業成績の上がらないリストラ予備軍、パワハラ気質で元部下に自殺者が出た管理職など。本社所在地は武蔵村山市という西の方にあるほどの念の入れ様には、日本的ジョークすら感じる。</text:p>
      <text:p text:style-name="P5">　クライアントの社員が東京駅まで出迎えに来た。現れたのは１人、既にメールでや<text:soft-page-break/>りとりをしていた村松というその男は、日本語訛りの強い英語で自己紹介をし、ネームカードの交換を終えると、私を助手席に乗せて車を出した。この男は、会話をしているときには顔に張り付いたような笑顔を作ってみせるが、会話が終わるやスッと表情が見えなくなる。言語の壁もあって、この男が何を考えているか読み取りにくいが、所作からは育ちの良さを感じられる。如何せん沈黙ばかりが続いてしまうので、先程の空港の一件について投げてみようと思い立った。</text:p>
      <text:p text:style-name="P5">　「茨城東京空港では周囲に人工物がなくて驚きましたなあ。無人の荒野に降ろされたかと思いましたよ。」</text:p>
      <text:p text:style-name="P5">　村松は二度ほど聞き返したあと、ようやく理解して答えた。</text:p>
      <text:p text:style-name="P5">　「無人には違いありません。空港を除き、あのプロヴィンスには人が居住していませんから。ですが、荒野ではありません。我<text:soft-page-break/>が国のインフラストラクチャーがありますから。」</text:p>
      <text:p text:style-name="P5">　「インフラストラクチャー？確かに道路はあったが、他にダムや堤防があるのか？」</text:p>
      <text:p text:style-name="P5">　「それらもそうですが、穀倉地帯です。食料生産基地はインフラですから。我々も時々、行政から委託事業として仕事を受けます。我が国では、道路やダムの維持管理と同様、穀物の栽培管理や収穫、流通は細分化されて一般競争入札に出されます。それを我々のような民間企業が受注するのです。」</text:p>
      <text:p text:style-name="P5">　先程までの辿々しい英語が、いきなり流暢に回りだしたので意表を突かれた。どうもこのフレーズは頻繁に話す定型句のようだ。他国の農業事情には大した興味はないが、どうも私の国の農業の事情とは大分事情を異にするらしいことはわかった。</text:p>
      <text:p text:style-name="P6"><text:soft-page-break/>　車を降りると、車寄せまで３<text:span text:style-name="T2">人のスーツの男が現れた。先程の村松と似たような細身</text:span><text:span text:style-name="T3">でメガネの</text:span><text:span text:style-name="T1">30代くらいの男が2人、恰幅のいい50歳過ぎの男が1人。事前調査でこの会社には</text:span><text:span text:style-name="T2">30代から50代の</text:span><text:span text:style-name="T1">男性しかいないことは判明しているものの、実際にダイバーシティの欠片もないフォーメーションを目の当たりにすると内心苦笑せざるを得ない。恰幅のよい男は握手をしながら口を開いた。</text:span></text:p>
      <text:p text:style-name="P6">　「ようこそ、インフラストラクチャー.</text:p>
      <text:p text:style-name="P6">イノベーション・システム・研究所、略して<text:span text:style-name="T2">IISI</text:span>へ。私が所長の小野寺です。ここでは、インフラストラクチャー・アズ・ア・サービスの受託研究と、その社会実装としてのサービス事業を行っています。ここに、インフラストラクチャーというのはダブルミーニングになっておりまして、土木や農業といったインフラという意味と、サーバーサイドやバックエンドという意味のイ<text:soft-page-break/>ンフラの両方を意味します。がはは。私はここで所長をやっておりますが、国立大学で教授職も兼任していますよ。」</text:p>
      <text:p text:style-name="P7">　「お目にかかれて光栄です、<text:span text:style-name="T2">Prof.小野寺。私はJohnson&amp;Taylor </text:span><text:span text:style-name="T3">secure systemsのマーケティングチームのマネージャーを努めていますJames Wanです。この度は弊社のサービスについてプレゼンテーションを行う機会を頂きありがとうございます。本日は有意義な情報交換となることを楽しみにしております。」</text:span></text:p>
      <text:p text:style-name="P7">　「ええ、よろしく。ところで遅れましたが、こちらの若いのは鈴木と田山で、うちで研究員をしています。あと、村松は今回の件の担当をしています。年の頃も貴方と近い。今後とも仲良くやってください。」</text:p>
      <text:p text:style-name="P8">　この小野寺という所長は、どうやら例のパワハラ、研究員３人衆は元ポスドクのようだ。確かに、先程まで少し打ち解けてきた村松は車を置いて駆けつけるや終始無言となったままで、鈴木と田山に至っては<text:soft-page-break/>ずっと一点を凝視したまま笑みを作っている。</text:p>
      <text:p text:style-name="P8">　小野寺が続ける。</text:p>
      <text:p text:style-name="P7">　「では、早速だが会議室で話をしよう。鈴木、田山、<text:span text:style-name="T4">Wanさんを会議室へ案内しなさい。私は村松と話をしてから行くので、私が行くまで始めないでください。」</text:span></text:p>
      <text:p text:style-name="P7">　小野寺は、そう言うと、村松を連れてエレベーターへ消えていった。しばらく間があって、鈴木と田山が無言で私を会議室に案内する。どんな研究を？と聞こうとしたが、どことなくピリピリとした雰囲気を感じて口をつぐんだ。</text:p>
      <text:p text:style-name="P7">　</text:p>
      <text:p text:style-name="P7">　会議室でプレゼンテーションの試写と資料の配布が終わってたっぷり<text:span text:style-name="T5">15分くらいあってから村松が入ってきた。もうしばらくで小野寺が参ります、とだけ言うと、ラップトップを開いてカタカタやり始めた。他の２名はというと、ばらばらと窓側の席</text:span><text:soft-page-break/><text:span text:style-name="T5">に腰掛け、机に資料とペンだけを置いて黙って宙を見ている。</text:span></text:p>
      <text:p text:style-name="P9">　更に<text:span text:style-name="T5">10分を過ぎた頃、ゆっくりとした足取りで小野寺が入ってきた。</text:span></text:p>
      <text:p text:style-name="P9">「すみませんなあ。急な電話が入りまして。忙しいのに困ったものです。さあ、始めましょう。」</text:p>
      <text:p text:style-name="P9">　そう言うや、中央の席に腰掛ける。</text:p>
      <text:p text:style-name="P9">　私は、<text:span text:style-name="T6">3人と長机を挟んで対面に一人で座り、</text:span>前方のプロジェクターでスライドを写しながら説明を行った。当社が提供している法人向けのセキュリティソフトウェアと、サポートサービスについての概要だ。当社のサービスは世界<text:span text:style-name="T10">61</text:span><text:span text:style-name="T6">カ国において採用されており、クライアントの多くは地方行政団体、教育研究機関であること等を説明した。サービスの詳細に移る段になって、小野寺は話を遮った。</text:span></text:p>
      <text:p text:style-name="P9">　「細かい話はあとで村松と打ち合わせてくれ。ところで、御社に聞きたいことがあ<text:soft-page-break/>る。なお、この質問の内容は<text:span text:style-name="T6">Confidentialだ。よろしいかな？」</text:span></text:p>
      <text:p text:style-name="P9">　「はい、なんなりと」</text:p>
      <text:p text:style-name="P9">　「よろしい。では訊くが、君たちにも防げなかった不正アクセスはあったか？」</text:p>
      <text:p text:style-name="P9">　際どい質問だ。だが、このような質問が飛んでくることは事前のブリーフィングで検討済みだ。別に<text:span text:style-name="T7">Confidentialな質問というほどではない。</text:span>私は淡々と答える。</text:p>
      <text:p text:style-name="P9">　「不正アクセスの試みは毎日受けています。ですが、現在まで、我々の技量不足によってクライアントに経済的被害が及ぶ事態には一度も至っていないことは事実です」</text:p>
      <text:p text:style-name="P9">　「ふむ。よろしい。ではもう一つ。御社のリソースを使って、御社のクライアントのサーバーに不正アクセスを成功させることは可能か。」</text:p>
      <text:p text:style-name="P9">　</text:p>
      <text:p text:style-name="P9"><text:soft-page-break/>　苛立ちを覚えるのをぐっとこらえる。まるで韓非子ではないか。だがこれにも淡々と答える他はない。</text:p>
      <text:p text:style-name="P9">　「技術的に可能である場合と、そうでない場合があります。例えば・・・」</text:p>
      <text:p text:style-name="P9">　小野寺は再び遮る。</text:p>
      <text:p text:style-name="P9">　「そうではない。我々が御社に、我々のサーバーに不正アクセスを行うサポートを要請したときに、それを実行し、委細を漏らさずに証拠を隠滅することが可能かと聞いている。」</text:p>
      <text:p text:style-name="P10">　私は内心困惑した。自社のサーバーを自社が雇った会社にクラックさせる？何を言っているんだ？ただのペネトレーションテストの話にしては仰々しい言い方だ。</text:p>
      <text:p text:style-name="P10">　しかし、同時に、なぜこのご時世に私がわざわざこの国に日帰り出張をしなくてはならなかったが今解った。</text:p>
      <text:p text:style-name="P10">　「そうした、いわゆるペネトレーションテストにつきましては、別途お見積りが必<text:soft-page-break/>要となります。一旦持ち帰らせて頂いても宜しいでしょうか。」</text:p>
      <text:p text:style-name="P10">　「ペネトｒ・・・いや、なんでもない。そうだ、ペネトレーションテスト。そうだな。よし、そうしてくれ。」</text:p>
      <text:p text:style-name="P10">　「ありがとうございます。それでは弊社のサービスの詳細につきましてご説明いたします。」</text:p>
      <text:p text:style-name="P10">　「よし。ではあとは村松、よろしくやってくれ。ではここで失礼する。」</text:p>
      <text:p text:style-name="P10">　小野寺はやや上気した、怒っているとも喜んでいるともつかぬ顔で力強く握手をし、顎に手を当ててぶつぶついいながら部屋から出ていった。</text:p>
      <text:p text:style-name="P13">　足音が去ってから、村松が軽く息を吐くと、空気が緩むのを感じた。</text:p>
      <text:p text:style-name="P13">　そこからは形式的なやりとりが続き、<text:span text:style-name="T8">1</text:span></text:p>
      <text:p text:style-name="P13">時間余り後、一通りの打ち合わせが終わった。</text:p>
      <text:p text:style-name="P15"><text:soft-page-break/>　玄関ホールまでは、小野寺を除く<text:span text:style-name="T9">3人が見送りに来た。村松が車を車寄せに回している最中、初めて研究員田山の声を聞いた。深刻な顔で鈴木と話している。</text:span></text:p>
      <text:p text:style-name="P15"/>
      <text:p text:style-name="P15">　俺は恐る恐る、言葉を選んで尋ねた。</text:p>
      <text:p text:style-name="P15">「例の論文、リジェクトされたって本当か？<text:span text:style-name="T9">5年かけたんだろ？」</text:span></text:p>
      <text:p text:style-name="P13">　鈴木が押し殺した声で答える。</text:p>
      <text:p text:style-name="P13">　「ああ、既存手法の組み合わせに過ぎず、何も新規性がないだと。」</text:p>
      <text:p text:style-name="P13">　「でも、そうすると来年の審査は・・・」</text:p>
      <text:p text:style-name="P14">　「間に合わない。お前はまだ<text:span text:style-name="T9">2年あるから、俺に対にはなるな。」</text:span></text:p>
      <text:p text:style-name="P13">　「そんな・・・」</text:p>
      <text:p text:style-name="P13"/>
      <text:p text:style-name="P13">　再び静寂が戻る。</text:p>
      <text:p text:style-name="P13"/>
      <text:p text:style-name="P16">　 <text:s text:c="12"/><text:span text:style-name="T11">[episode <text:s/>#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JP" style:font-family-asian="'Noto Serif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1T21:50:41.159028085</meta:creation-date>
    <dc:date>2020-08-12T13:10:01.774631258</dc:date>
    <meta:editing-duration>PT2H13M46S</meta:editing-duration>
    <meta:editing-cycles>37</meta:editing-cycles>
    <meta:generator>LibreOffice/6.4.4.2$Linux_X86_64 LibreOffice_project/40$Build-2</meta:generator>
    <meta:document-statistic meta:table-count="0" meta:image-count="0" meta:object-count="0" meta:page-count="13" meta:paragraph-count="63" meta:word-count="4169" meta:character-count="4322" meta:non-whitespace-character-count="4246"/>
  </office:meta>
</office:document-meta>
</file>